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text:span text:style-name="style15">//!<text:s text:c="3"/>Юлианский календарь по Кембриджскому исчислению<text:s text:c="17"/>©«JulDay»</text:span><text:span text:style-name="style2">//-<text:s text:c="5"/>+ onetime<text:s text:c="12"/>- текущее время с точностью до одной целой секунды//-<text:s text:c="5"/>+ Event::Now + Check - текущее время и контроль с подстройкой счисления</text:span><text:span text:style-name="style15">//!<text:s text:c="3"/>с некоторыми формальностями дискретной разметки и угловыми размерениями</text:span><text:span text:style-name="style2">//-<text:s text:c="5"/>+ AxisStep + Angle + AtoD + DtoA - шаг шкал и временно/угловые разборки</text:span></text:h>
      <text:h text:style-name="Default"><text:s text:c="2"/>2<text:s text:c="2"/><text:span text:style-name="style2">//-<text:s text:c="5"/>+ find - для поиска ближайшего слева индекса в регулярном (±) массиве//</text:span><text:span text:style-name="style9">#include &lt;time.h&gt;#include &lt;string.h&gt;#include "../Type.h"</text:span><text:span text:style-name="style5">long </text:span><text:span text:style-name="style11">julday</text:span><text:span text:style-name="style10">( </text:span><text:span text:style-name="style5">int </text:span><text:span text:style-name="style11">mm</text:span><text:span text:style-name="style10">, </text:span><text:span text:style-name="style5">int </text:span><text:span text:style-name="style11">id</text:span><text:span text:style-name="style10">, </text:span><text:span text:style-name="style5">int </text:span><text:span text:style-name="style11">iy </text:span><text:span text:style-name="style10">)<text:s text:c="8"/></text:span><text:span text:style-name="style2">// Numerical Recipes in C</text:span><text:span text:style-name="style10">{ </text:span><text:span text:style-name="style5">long </text:span><text:span text:style-name="style11">jy</text:span><text:span text:style-name="style10">,</text:span><text:span text:style-name="style11">jm</text:span><text:span text:style-name="style10">;<text:s text:c="32"/></text:span><text:span text:style-name="style2">// Cambridge University PRESS 1988<text:s text:c="2"/></text:span><text:span text:style-name="style5">if</text:span><text:span text:style-name="style10">( </text:span><text:span text:style-name="style11">iy</text:span><text:span text:style-name="style10">&lt;</text:span><text:span text:style-name="style4">0 </text:span><text:span text:style-name="style10">)++</text:span><text:span text:style-name="style11">iy</text:span><text:span text:style-name="style10">;<text:s text:c="2"/></text:span><text:span text:style-name="style5">if</text:span><text:span text:style-name="style10">( </text:span><text:span text:style-name="style11">mm</text:span><text:span text:style-name="style10">&gt;</text:span><text:span text:style-name="style4">2 </text:span><text:span text:style-name="style10">)</text:span><text:span text:style-name="style11">jy</text:span><text:span text:style-name="style10">=</text:span><text:span text:style-name="style11">iy</text:span><text:span text:style-name="style10">,</text:span><text:span text:style-name="style11">jm</text:span><text:span text:style-name="style10">=</text:span><text:span text:style-name="style11">mm</text:span><text:span text:style-name="style10">+</text:span><text:span text:style-name="style4">1</text:span><text:span text:style-name="style10">;<text:s text:c="17"/></text:span><text:span text:style-name="style2">// Gregorian calendar was aborted<text:s text:c="6"/></text:span><text:span text:style-name="style5">else<text:s text:c="2"/></text:span><text:span text:style-name="style11">jy</text:span><text:span text:style-name="style10">=</text:span><text:span text:style-name="style11">iy</text:span><text:span text:style-name="style10">-</text:span><text:span text:style-name="style4">1</text:span><text:span text:style-name="style10">,</text:span><text:span text:style-name="style11">jm</text:span><text:span text:style-name="style10">=</text:span><text:span text:style-name="style11">mm</text:span><text:span text:style-name="style10">+</text:span><text:span text:style-name="style4">13</text:span><text:span text:style-name="style10">;<text:s text:c="14"/></text:span><text:span text:style-name="style2">//<text:s text:c="17"/>on 1582.Oct.15<text:s text:c="2"/></text:span><text:span text:style-name="style11">jm </text:span><text:span text:style-name="style10">= </text:span><text:span text:style-name="style5">long</text:span><text:span text:style-name="style10">( </text:span><text:span text:style-name="style11">floor</text:span><text:span text:style-name="style10">( </text:span><text:span text:style-name="style4">365.25</text:span><text:span text:style-name="style10">*</text:span><text:span text:style-name="style11">jy </text:span><text:span text:style-name="style10">)+</text:span><text:span text:style-name="style11">floor</text:span><text:span text:style-name="style10">( </text:span><text:span text:style-name="style4">30.6001</text:span><text:span text:style-name="style10">*</text:span><text:span text:style-name="style11">jm </text:span><text:span text:style-name="style10">)+</text:span><text:span text:style-name="style11">id</text:span><text:span text:style-name="style10">+</text:span><text:span text:style-name="style4">1720995 </text:span><text:span text:style-name="style10">);<text:s text:c="2"/></text:span><text:span text:style-name="style5">if</text:span><text:span text:style-name="style10">( </text:span><text:span text:style-name="style11">id</text:span><text:span text:style-name="style10">+</text:span><text:span text:style-name="style4">31</text:span><text:span text:style-name="style10">*(</text:span><text:span text:style-name="style11">mm</text:span><text:span text:style-name="style10">+</text:span><text:span text:style-name="style4">12</text:span><text:span text:style-name="style10">*</text:span><text:span text:style-name="style11">iy</text:span><text:span text:style-name="style10">)&gt;=(</text:span><text:span text:style-name="style4">15</text:span><text:span text:style-name="style10">+</text:span><text:span text:style-name="style4">31</text:span><text:span text:style-name="style10">*(</text:span><text:span text:style-name="style4">10</text:span><text:span text:style-name="style10">+</text:span><text:span text:style-name="style4">12</text:span><text:span text:style-name="style10">*</text:span><text:span text:style-name="style4">1582</text:span><text:span text:style-name="style10">)) ){ </text:span><text:span text:style-name="style11">jy</text:span><text:span text:style-name="style10">=</text:span><text:span text:style-name="style4">0.01</text:span><text:span text:style-name="style10">*</text:span><text:span text:style-name="style11">jy</text:span><text:span text:style-name="style10">; </text:span><text:span text:style-name="style11">jm</text:span><text:span text:style-name="style10">+=</text:span><text:span text:style-name="style4">2</text:span><text:span text:style-name="style10">-</text:span><text:span text:style-name="style11">jy</text:span><text:span text:style-name="style10">+</text:span><text:span text:style-name="style11">jy</text:span><text:span text:style-name="style10">/</text:span><text:span text:style-name="style4">4</text:span><text:span text:style-name="style10">; }<text:s text:c="2"/></text:span><text:span text:style-name="style5">return </text:span><text:span text:style-name="style11">jm</text:span><text:span text:style-name="style10">;}</text:span><text:span text:style-name="style5">void </text:span><text:span text:style-name="style11">julday</text:span><text:span text:style-name="style10">( </text:span><text:span text:style-name="style5">long </text:span><text:span text:style-name="style11">julian</text:span><text:span text:style-name="style10">, </text:span><text:span text:style-name="style5">int</text:span><text:span text:style-name="style10">&amp; </text:span><text:span text:style-name="style11">mm</text:span><text:span text:style-name="style10">, </text:span><text:span text:style-name="style5">int</text:span><text:span text:style-name="style10">&amp; </text:span><text:span text:style-name="style11">id</text:span><text:span text:style-name="style10">, </text:span><text:span text:style-name="style5">int</text:span><text:span text:style-name="style10">&amp; </text:span><text:span text:style-name="style11">iy </text:span><text:span text:style-name="style10">){ </text:span><text:span text:style-name="style5">long </text:span><text:span text:style-name="style11">jc</text:span><text:span text:style-name="style10">,</text:span><text:span text:style-name="style11">jd</text:span><text:span text:style-name="style10">,</text:span><text:span text:style-name="style11">je</text:span><text:span text:style-name="style10">;<text:s text:c="2"/></text:span><text:span text:style-name="style5">if</text:span><text:span text:style-name="style10">( </text:span><text:span text:style-name="style11">julian</text:span><text:span text:style-name="style10">&gt;=</text:span><text:span text:style-name="style4">2299161 </text:span><text:span text:style-name="style10">)<text:s text:c="2"/>{ </text:span><text:span text:style-name="style11">je</text:span><text:span text:style-name="style10">=( </text:span><text:span text:style-name="style5">double</text:span><text:span text:style-name="style10">( </text:span><text:span text:style-name="style11">julian</text:span><text:span text:style-name="style10">-</text:span><text:span text:style-name="style4">1867216 </text:span><text:span text:style-name="style10">)-</text:span><text:span text:style-name="style4">0.25 </text:span><text:span text:style-name="style10">)/</text:span><text:span text:style-name="style4">36524.25</text:span><text:span text:style-name="style10">; </text:span><text:span text:style-name="style11">julian</text:span><text:span text:style-name="style10">+=</text:span><text:span text:style-name="style4">1</text:span><text:span text:style-name="style10">+</text:span><text:span text:style-name="style11">je</text:span><text:span text:style-name="style10">-</text:span><text:span text:style-name="style11">je</text:span><text:span text:style-name="style10">/</text:span><text:span text:style-name="style4">4</text:span><text:span text:style-name="style10">;<text:s text:c="2"/>} </text:span><text:span text:style-name="style11">jc</text:span><text:span text:style-name="style10">=</text:span><text:span text:style-name="style5">long</text:span><text:span text:style-name="style10">( </text:span><text:span text:style-name="style4">6680.0</text:span><text:span text:style-name="style10">+( </text:span><text:span text:style-name="style5">double</text:span><text:span text:style-name="style10">( (</text:span><text:span text:style-name="style11">julian</text:span><text:span text:style-name="style10">+=</text:span><text:span text:style-name="style4">1524</text:span><text:span text:style-name="style10">)-</text:span><text:span text:style-name="style4">2439870 </text:span><text:span text:style-name="style10">)-</text:span><text:span text:style-name="style4">122.1 </text:span><text:span text:style-name="style10">)/</text:span><text:span text:style-name="style4">365.25 </text:span><text:span text:style-name="style10">);<text:s text:c="4"/></text:span><text:span text:style-name="style11">iy</text:span><text:span text:style-name="style10">=</text:span><text:span text:style-name="style5">int</text:span><text:span text:style-name="style10">( </text:span><text:span text:style-name="style11">jc</text:span><text:span text:style-name="style10">-</text:span><text:span text:style-name="style4">4715 </text:span><text:span text:style-name="style10">); </text:span><text:span text:style-name="style11">jd</text:span><text:span text:style-name="style10">=</text:span><text:span text:style-name="style4">365</text:span><text:span text:style-name="style10">*</text:span><text:span text:style-name="style11">jc</text:span><text:span text:style-name="style10">+</text:span><text:span text:style-name="style11">jc</text:span><text:span text:style-name="style10">/</text:span><text:span text:style-name="style4">4</text:span><text:span text:style-name="style10">;<text:s text:c="4"/></text:span><text:span text:style-name="style11">mm</text:span><text:span text:style-name="style10">=</text:span><text:span text:style-name="style5">int</text:span><text:span text:style-name="style10">(</text:span><text:span text:style-name="style11">je</text:span><text:span text:style-name="style10">=</text:span><text:span text:style-name="style5">long</text:span><text:span text:style-name="style10">(</text:span><text:span text:style-name="style5">double</text:span><text:span text:style-name="style10">(</text:span><text:span text:style-name="style11">julian</text:span><text:span text:style-name="style10">-</text:span><text:span text:style-name="style11">jd</text:span><text:span text:style-name="style10">)/</text:span><text:span text:style-name="style4">30.6001</text:span><text:span text:style-name="style10">))-</text:span><text:span text:style-name="style4">1</text:span><text:span text:style-name="style10">; </text:span><text:span text:style-name="style5">if</text:span><text:span text:style-name="style10">( </text:span><text:span text:style-name="style11">mm</text:span><text:span text:style-name="style10">&gt;</text:span><text:span text:style-name="style4">12 </text:span><text:span text:style-name="style10">)</text:span><text:span text:style-name="style11">mm</text:span><text:span text:style-name="style10">-=</text:span><text:span text:style-name="style4">12</text:span><text:span text:style-name="style10">;<text:s text:c="4"/></text:span><text:span text:style-name="style11">id</text:span><text:span text:style-name="style10">=</text:span><text:span text:style-name="style5">int</text:span><text:span text:style-name="style10">(</text:span><text:span text:style-name="style11">julian</text:span><text:span text:style-name="style10">-</text:span><text:span text:style-name="style11">jd</text:span><text:span text:style-name="style10">-</text:span><text:span text:style-name="style5">long</text:span><text:span text:style-name="style10">(</text:span><text:span text:style-name="style4">30.6001</text:span><text:span text:style-name="style10">*</text:span><text:span text:style-name="style11">je</text:span><text:span text:style-name="style10">)); </text:span><text:span text:style-name="style5">if</text:span><text:span text:style-name="style10">( </text:span><text:span text:style-name="style11">mm</text:span><text:span text:style-name="style10">&gt;</text:span><text:span text:style-name="style4">2 </text:span><text:span text:style-name="style10">)--</text:span><text:span text:style-name="style11">iy</text:span><text:span text:style-name="style10">; </text:span><text:span text:style-name="style5">if</text:span><text:span text:style-name="style10">( </text:span><text:span text:style-name="style11">iy</text:span><text:span text:style-name="style10">&lt;=</text:span><text:span text:style-name="style4">0 </text:span><text:span text:style-name="style10">)--</text:span><text:span text:style-name="style11">iy</text:span><text:span text:style-name="style10">;}</text:span><text:span text:style-name="style5">long </text:span><text:span text:style-name="style11">julday</text:span><text:span text:style-name="style10">()<text:s text:c="2"/></text:span><text:span text:style-name="style2">// Функция возвращает сегодняшнее число по Юлианскому исчислению</text:span><text:span text:style-name="style10">{ </text:span><text:span text:style-name="style5">time_t </text:span><text:span text:style-name="style11">iTime</text:span><text:span text:style-name="style10">=</text:span><text:span text:style-name="style11">time</text:span><text:span text:style-name="style10">( </text:span><text:span text:style-name="style11">NULL </text:span><text:span text:style-name="style10">);<text:s text:c="11"/></text:span><text:span text:style-name="style2">// выборка секунд от 1 января 1970 года<text:s text:c="2"/></text:span><text:span text:style-name="style5">struct </text:span><text:span text:style-name="style11">tm </text:span><text:span text:style-name="style10">*</text:span><text:span text:style-name="style11">tBlk</text:span><text:span text:style-name="style10">=</text:span><text:span text:style-name="style11">localtime</text:span><text:span text:style-name="style10">( &amp;</text:span><text:span text:style-name="style11">iTime </text:span><text:span text:style-name="style10">); </text:span><text:span text:style-name="style2">// форматирование даты в местном времени<text:s text:c="2"/></text:span><text:span text:style-name="style5">return </text:span><text:span text:style-name="style11">julday</text:span><text:span text:style-name="style10">( </text:span><text:span text:style-name="style11">tBlk</text:span><text:span text:style-name="style10">-&gt;</text:span><text:span text:style-name="style11">tm_mon</text:span><text:span text:style-name="style10">+</text:span><text:span text:style-name="style4">1</text:span><text:span text:style-name="style10">,</text:span><text:span text:style-name="style11">tBlk</text:span><text:span text:style-name="style10">-&gt;</text:span><text:span text:style-name="style11">tm_mday</text:span><text:span text:style-name="style10">,</text:span><text:span text:style-name="style11">tBlk</text:span><text:span text:style-name="style10">-&gt;</text:span><text:span text:style-name="style11">tm_year</text:span><text:span text:style-name="style10">+</text:span><text:span text:style-name="style4">1900 </text:span><text:span text:style-name="style10">);}</text:span><text:span text:style-name="style5">static volatile double </text:span><text:span text:style-name="style11">Daily_Time</text:span><text:span text:style-name="style10">=</text:span><text:span text:style-name="style4">0.0</text:span><text:span text:style-name="style10">;<text:s text:c="5"/></text:span><text:span text:style-name="style2">// Миллисекунды до запуска программы</text:span><text:span text:style-name="style5">double </text:span><text:span text:style-name="style11">onetime</text:span><text:span text:style-name="style10">(){ </text:span><text:span text:style-name="style5">return </text:span><text:span text:style-name="style11">fmod</text:span><text:span text:style-name="style10">( (</text:span><text:span text:style-name="style11">Daily_Time</text:span><text:span text:style-name="style10">+</text:span><text:span text:style-name="style11">clock</text:span><text:span text:style-name="style10">())/(</text:span><text:span text:style-name="style11">CLK_TCK</text:span><text:span text:style-name="style10">*</text:span><text:span text:style-name="style4">3600</text:span><text:span text:style-name="style10">),</text:span><text:span text:style-name="style4">24.0</text:span><text:span text:style-name="style10">); }</text:span><text:span text:style-name="style5">Event</text:span><text:span text:style-name="style10">&amp; </text:span><text:span text:style-name="style5">Event</text:span><text:span text:style-name="style10">::</text:span><text:span text:style-name="style11">Now</text:span><text:span text:style-name="style10">()<text:s text:c="30"/></text:span><text:span text:style-name="style2">// День и час текущего времени</text:span><text:span text:style-name="style10">{ </text:span><text:span text:style-name="style5">time_t </text:span><text:span text:style-name="style11">iTime</text:span><text:span text:style-name="style10">=</text:span><text:span text:style-name="style11">time</text:span><text:span text:style-name="style10">( </text:span><text:span text:style-name="style11">NULL </text:span><text:span text:style-name="style10">);<text:s text:c="21"/></text:span><text:span text:style-name="style2">// здесь допускается рекурсия<text:s text:c="2"/></text:span><text:span text:style-name="style5">struct </text:span><text:span text:style-name="style11">tm </text:span><text:span text:style-name="style10">*</text:span><text:span text:style-name="style11">tBlk</text:span><text:span text:style-name="style10">=</text:span><text:span text:style-name="style11">localtime</text:span><text:span text:style-name="style10">( &amp;</text:span><text:span text:style-name="style11">iTime </text:span><text:span text:style-name="style10">);<text:s text:c="3"/></text:span><text:span text:style-name="style11">D </text:span><text:span text:style-name="style10">= </text:span><text:span text:style-name="style11">julday</text:span><text:span text:style-name="style10">( </text:span><text:span text:style-name="style11">tBlk</text:span><text:span text:style-name="style10">-&gt;</text:span><text:span text:style-name="style11">tm_mon</text:span><text:span text:style-name="style10">+</text:span><text:span text:style-name="style4">1</text:span><text:span text:style-name="style10">,</text:span><text:span text:style-name="style11">tBlk</text:span><text:span text:style-name="style10">-&gt;</text:span><text:span text:style-name="style11">tm_mday</text:span><text:span text:style-name="style10">,</text:span><text:span text:style-name="style11">tBlk</text:span><text:span text:style-name="style10">-&gt;</text:span><text:span text:style-name="style11">tm_year</text:span><text:span text:style-name="style10">+</text:span><text:span text:style-name="style4">1900 </text:span><text:span text:style-name="style10">);<text:s text:c="3"/></text:span><text:span text:style-name="style5">if</text:span><text:span text:style-name="style10">( </text:span><text:span text:style-name="style11">Daily_Time </text:span><text:span text:style-name="style10">)</text:span><text:span text:style-name="style11">T</text:span><text:span text:style-name="style10">=</text:span><text:span text:style-name="style11">onetime</text:span><text:span text:style-name="style10">(); </text:span><text:span text:style-name="style5">else<text:s text:c="3"/></text:span><text:span text:style-name="style10">{ </text:span><text:span text:style-name="style11">T </text:span><text:span text:style-name="style10">= </text:span><text:span text:style-name="style11">tBlk</text:span><text:span text:style-name="style10">-&gt;</text:span><text:span text:style-name="style11">tm_hour </text:span><text:span text:style-name="style10">+ ( </text:span><text:span text:style-name="style11">tBlk</text:span><text:span text:style-name="style10">-&gt;</text:span><text:span text:style-name="style11">tm_min</text:span><text:span text:style-name="style10">+</text:span><text:span text:style-name="style5">double</text:span><text:span text:style-name="style10">( </text:span><text:span text:style-name="style11">tBlk</text:span><text:span text:style-name="style10">-&gt;</text:span><text:span text:style-name="style11">tm_sec </text:span><text:span text:style-name="style10">)/</text:span><text:span text:style-name="style4">60.0 </text:span><text:span text:style-name="style10">)/</text:span><text:span text:style-name="style4">60.0</text:span><text:span text:style-name="style10">;<text:s text:c="5"/></text:span><text:span text:style-name="style11">Daily_Time </text:span><text:span text:style-name="style10">= </text:span><text:span text:style-name="style11">T</text:span><text:span text:style-name="style10">*(</text:span><text:span text:style-name="style11">CLK_TCK</text:span><text:span text:style-name="style10">*</text:span><text:span text:style-name="style4">3600</text:span><text:span text:style-name="style10">)-</text:span><text:span text:style-name="style11">clock</text:span><text:span text:style-name="style10">();<text:s text:c="3"/>} </text:span><text:span text:style-name="style5">return </text:span><text:span text:style-name="style10">*</text:span><text:span text:style-name="style5">this</text:span><text:span text:style-name="style10">;}</text:span><text:span text:style-name="style5">Event</text:span><text:span text:style-name="style10">&amp; </text:span><text:span text:style-name="style5">Event</text:span><text:span text:style-name="style10">::</text:span><text:span text:style-name="style11">Check</text:span><text:span text:style-name="style10">(){ </text:span><text:span text:style-name="style5">if</text:span><text:span text:style-name="style10">( </text:span><text:span text:style-name="style11">T</text:span><text:span text:style-name="style10">&gt;=</text:span><text:span text:style-name="style4">24.0 </text:span><text:span text:style-name="style10">){ </text:span><text:span text:style-name="style11">D</text:span><text:span text:style-name="style10">+=</text:span><text:span text:style-name="style5">long</text:span><text:span text:style-name="style10">( </text:span><text:span text:style-name="style11">T</text:span><text:span text:style-name="style10">/</text:span><text:span text:style-name="style4">24.0 </text:span><text:span text:style-name="style10">); </text:span><text:span text:style-name="style11">T</text:span><text:span text:style-name="style10">=</text:span><text:span text:style-name="style11">fmod</text:span><text:span text:style-name="style10">( </text:span><text:span text:style-name="style11">T</text:span><text:span text:style-name="style10">,</text:span><text:span text:style-name="style4">24.0 </text:span><text:span text:style-name="style10">); } </text:span><text:span text:style-name="style5">else<text:s text:c="2"/>if</text:span><text:span text:style-name="style10">( </text:span><text:span text:style-name="style11">T</text:span><text:span text:style-name="style10">&lt;</text:span><text:span text:style-name="style4">0.0 </text:span><text:span text:style-name="style10">){ </text:span><text:span text:style-name="style11">D</text:span><text:span text:style-name="style10">-=</text:span><text:span text:style-name="style5">long</text:span><text:span text:style-name="style10">( </text:span><text:span text:style-name="style11">T</text:span><text:span text:style-name="style10">/-</text:span><text:span text:style-name="style4">24.0</text:span><text:span text:style-name="style10">)+</text:span><text:span text:style-name="style4">1</text:span><text:span text:style-name="style10">; </text:span><text:span text:style-name="style11">T</text:span><text:span text:style-name="style10">=</text:span><text:span text:style-name="style4">24.0</text:span><text:span text:style-name="style10">-</text:span><text:span text:style-name="style11">fmod</text:span><text:span text:style-name="style10">( -</text:span><text:span text:style-name="style11">T</text:span><text:span text:style-name="style10">,</text:span><text:span text:style-name="style4">24.0 </text:span><text:span text:style-name="style10">); } </text:span><text:span text:style-name="style5">return </text:span><text:span text:style-name="style10">*</text:span><text:span text:style-name="style5">this</text:span><text:span text:style-name="style10">;}</text:span><text:span text:style-name="style2">//<text:s text:c="2"/>Процедуры градусно-часовых преобразований<text:s text:c="10"/>/1991.05.11-2015.01.25///<text:s text:c="44"/>-- оценка округленного интервала</text:span><text:span text:style-name="style5">Real </text:span><text:span text:style-name="style11">AxisStep</text:span><text:span text:style-name="style10">( </text:span><text:span text:style-name="style5">Real </text:span><text:span text:style-name="style11">D </text:span><text:span text:style-name="style10">)<text:s text:c="23"/></text:span><text:span text:style-name="style2">// для разметки осевых линий</text:span><text:span text:style-name="style10">{ </text:span><text:span text:style-name="style5">Real </text:span><text:span text:style-name="style11">iPart </text:span><text:span text:style-name="style10">= </text:span><text:span text:style-name="style11">floor</text:span><text:span text:style-name="style10">( </text:span><text:span text:style-name="style11">D</text:span><text:span text:style-name="style10">=</text:span><text:span text:style-name="style11">log10</text:span><text:span text:style-name="style10">( </text:span><text:span text:style-name="style11">D </text:span><text:span text:style-name="style10">) ); </text:span><text:span text:style-name="style11">D</text:span><text:span text:style-name="style10">=</text:span><text:span text:style-name="style11">exp</text:span><text:span text:style-name="style10">( (</text:span><text:span text:style-name="style11">D</text:span><text:span text:style-name="style10">-</text:span><text:span text:style-name="style11">iPart</text:span><text:span text:style-name="style10">)*</text:span><text:span text:style-name="style11">M_LN10 </text:span><text:span text:style-name="style10">);<text:s text:c="2"/></text:span><text:span text:style-name="style5">return </text:span><text:span text:style-name="style11">pow</text:span><text:span text:style-name="style10">( </text:span><text:span text:style-name="style4">10.0</text:span><text:span text:style-name="style10">,</text:span><text:span text:style-name="style11">iPart </text:span><text:span text:style-name="style10">)*( </text:span><text:span text:style-name="style11">D</text:span><text:span text:style-name="style10">&gt;</text:span><text:span text:style-name="style4">6 </text:span><text:span text:style-name="style10">?</text:span><text:span text:style-name="style4">2 </text:span><text:span text:style-name="style10">: </text:span><text:span text:style-name="style11">D</text:span><text:span text:style-name="style10">&gt;</text:span><text:span text:style-name="style4">3 </text:span><text:span text:style-name="style10">?</text:span><text:span text:style-name="style4">1 </text:span><text:span text:style-name="style10">: </text:span><text:span text:style-name="style11">D</text:span><text:span text:style-name="style10">&gt;</text:span><text:span text:style-name="style4">1.5 </text:span><text:span text:style-name="style10">?</text:span><text:span text:style-name="style4">0.5</text:span><text:span text:style-name="style10">:</text:span><text:span text:style-name="style4">0.2 </text:span><text:span text:style-name="style10">);}</text:span><text:span text:style-name="style1">/*<text:s text:c="2"/>Контроль от -180° до +180°<text:s text:c="2"/>||<text:s text:c="2"/>[-360:360]<text:s text:c="2"/>=&gt;<text:s text:c="2"/>A -= floor( A/360.0 )*360.0template &lt;class real&gt; real Angle( const real &amp;A ){ return remainder( A,360 ); }</text:span></text:h>
      <text:h text:style-name="Default"><text:s text:c="2"/>3<text:s text:c="2"/><text:s text:c="3"/><text:span text:style-name="style1">{A=fmod(A,360);return A&gt;180?A-360:(A&lt;-180?A+360:A);} // контроль направленияtemplate double Angle&lt;double&gt;( double );<text:s text:c="16"/>// - лишние операцииtemplate float Angle&lt;float&gt;( float );*/</text:span></text:h>
      <text:h text:style-name="Default"><text:s text:c="2"/>4<text:s text:c="2"/><text:span text:style-name="style2">// двоичный поиск ближайшего левого индекса в поступательной последовательности</text:span></text:h>
      <text:h text:style-name="Default"><text:s text:c="2"/>5<text:s text:c="2"/><text:span text:style-name="style2">//<text:s text:c="50"/>с учетом знака его прироста</text:span></text:h>
      <text:h text:style-name="Default"><text:s text:c="2"/>6<text:s text:c="2"/><text:span text:style-name="style5">template </text:span><text:span text:style-name="style10">&lt;</text:span><text:span text:style-name="style5">class </text:span><text:span text:style-name="style11">real</text:span><text:span text:style-name="style10">&gt; </text:span><text:span text:style-name="style5">int </text:span><text:span text:style-name="style16">find</text:span><text:span text:style-name="style10">( </text:span><text:span text:style-name="style5">const </text:span><text:span text:style-name="style11">real </text:span><text:span text:style-name="style10">*</text:span><text:span text:style-name="style11">A</text:span><text:span text:style-name="style10">, </text:span><text:span text:style-name="style5">const </text:span><text:span text:style-name="style11">real </text:span><text:span text:style-name="style10">&amp;</text:span><text:span text:style-name="style11">Ar</text:span><text:span text:style-name="style10">, </text:span><text:span text:style-name="style5">int </text:span><text:span text:style-name="style11">N </text:span><text:span text:style-name="style10">)</text:span></text:h>
      <text:h text:style-name="Default"><text:s text:c="2"/>7<text:s text:c="2"/><text:span text:style-name="style10">{ </text:span><text:span text:style-name="style5">int </text:span><text:span text:style-name="style11">k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5">bool </text:span><text:span text:style-name="style11">d</text:span><text:span text:style-name="style10">=</text:span><text:span text:style-name="style11">A</text:span><text:span text:style-name="style10">[--</text:span><text:span text:style-name="style11">N</text:span><text:span text:style-name="style10">]&gt;</text:span><text:span text:style-name="style11">A</text:span><text:span text:style-name="style10">[</text:span><text:span text:style-name="style4">0</text:span><text:span text:style-name="style10">];</text:span></text:h>
      <text:h text:style-name="Default"><text:s text:c="2"/>8<text:s text:c="2"/><text:s text:c="3"/><text:span text:style-name="style5">if</text:span><text:span text:style-name="style10">( </text:span><text:span text:style-name="style11">d </text:span><text:span text:style-name="style10">){ </text:span><text:span text:style-name="style5">if</text:span><text:span text:style-name="style10">( </text:span><text:span text:style-name="style11">Ar</text:span><text:span text:style-name="style10">&lt;=</text:span><text:span text:style-name="style11">A</text:span><text:span text:style-name="style10">[</text:span><text:span text:style-name="style4">0</text:span><text:span text:style-name="style10">] )</text:span><text:span text:style-name="style5">return </text:span><text:span text:style-name="style4">0</text:span><text:span text:style-name="style10">; </text:span><text:span text:style-name="style5">else if</text:span><text:span text:style-name="style10">( </text:span><text:span text:style-name="style11">Ar</text:span><text:span text:style-name="style10">&gt;=</text:span><text:span text:style-name="style11">A</text:span><text:span text:style-name="style10">[</text:span><text:span text:style-name="style11">N</text:span><text:span text:style-name="style10">] )</text:span><text:span text:style-name="style5">return </text:span><text:span text:style-name="style11">N</text:span><text:span text:style-name="style10">-</text:span><text:span text:style-name="style4">1</text:span><text:span text:style-name="style10">; }</text:span></text:h>
      <text:h text:style-name="Default"><text:s text:c="2"/>9<text:s text:c="2"/><text:s text:c="5"/><text:span text:style-name="style5">else </text:span><text:span text:style-name="style10">{ </text:span><text:span text:style-name="style5">if</text:span><text:span text:style-name="style10">( </text:span><text:span text:style-name="style11">Ar</text:span><text:span text:style-name="style10">&gt;=</text:span><text:span text:style-name="style11">A</text:span><text:span text:style-name="style10">[</text:span><text:span text:style-name="style4">0</text:span><text:span text:style-name="style10">] )</text:span><text:span text:style-name="style5">return </text:span><text:span text:style-name="style4">0</text:span><text:span text:style-name="style10">; </text:span><text:span text:style-name="style5">else if</text:span><text:span text:style-name="style10">( </text:span><text:span text:style-name="style11">Ar</text:span><text:span text:style-name="style10">&lt;=</text:span><text:span text:style-name="style11">A</text:span><text:span text:style-name="style10">[</text:span><text:span text:style-name="style11">N</text:span><text:span text:style-name="style10">] )</text:span><text:span text:style-name="style5">return </text:span><text:span text:style-name="style11">N</text:span><text:span text:style-name="style10">-</text:span><text:span text:style-name="style4">1</text:span><text:span text:style-name="style10">; }</text:span></text:h>
      <text:h text:style-name="Default"><text:s text:c="1"/>10<text:s text:c="2"/><text:s text:c="2"/><text:span text:style-name="style5">while</text:span><text:span text:style-name="style10">( </text:span><text:span text:style-name="style11">N</text:span><text:span text:style-name="style10">-</text:span><text:span text:style-name="style11">i</text:span><text:span text:style-name="style10">&gt;</text:span><text:span text:style-name="style4">1 </text:span><text:span text:style-name="style10">){ </text:span><text:span text:style-name="style11">k</text:span><text:span text:style-name="style10">=(</text:span><text:span text:style-name="style11">N</text:span><text:span text:style-name="style10">+</text:span><text:span text:style-name="style11">i</text:span><text:span text:style-name="style10">)/</text:span><text:span text:style-name="style4">2</text:span><text:span text:style-name="style10">; </text:span><text:span text:style-name="style5">if</text:span><text:span text:style-name="style10">( </text:span><text:span text:style-name="style11">d </text:span><text:span text:style-name="style10">){ </text:span><text:span text:style-name="style5">if</text:span><text:span text:style-name="style10">( </text:span><text:span text:style-name="style11">Ar</text:span><text:span text:style-name="style10">&lt;</text:span><text:span text:style-name="style11">A</text:span><text:span text:style-name="style10">[</text:span><text:span text:style-name="style11">k</text:span><text:span text:style-name="style10">] )</text:span><text:span text:style-name="style11">N</text:span><text:span text:style-name="style10">=</text:span><text:span text:style-name="style11">k</text:span><text:span text:style-name="style10">; </text:span><text:span text:style-name="style5">else </text:span><text:span text:style-name="style11">i</text:span><text:span text:style-name="style10">=</text:span><text:span text:style-name="style11">k</text:span><text:span text:style-name="style10">; }</text:span></text:h>
      <text:h text:style-name="Default"><text:s text:c="1"/>11<text:s text:c="2"/><text:s text:c="31"/><text:span text:style-name="style5">else </text:span><text:span text:style-name="style10">{ </text:span><text:span text:style-name="style5">if</text:span><text:span text:style-name="style10">( </text:span><text:span text:style-name="style11">Ar</text:span><text:span text:style-name="style10">&gt;</text:span><text:span text:style-name="style11">A</text:span><text:span text:style-name="style10">[</text:span><text:span text:style-name="style11">k</text:span><text:span text:style-name="style10">] )</text:span><text:span text:style-name="style11">N</text:span><text:span text:style-name="style10">=</text:span><text:span text:style-name="style11">k</text:span><text:span text:style-name="style10">; </text:span><text:span text:style-name="style5">else </text:span><text:span text:style-name="style11">i</text:span><text:span text:style-name="style10">=</text:span><text:span text:style-name="style11">k</text:span><text:span text:style-name="style10">; } } </text:span><text:span text:style-name="style5">return </text:span><text:span text:style-name="style11">i</text:span><text:span text:style-name="style10">;</text:span></text:h>
      <text:h text:style-name="Default"><text:s text:c="1"/>12<text:s text:c="2"/><text:span text:style-name="style10">}</text:span></text:h>
      <text:h text:style-name="Default"><text:s text:c="1"/>13<text:s text:c="2"/><text:span text:style-name="style5">template int </text:span><text:span text:style-name="style16">find</text:span><text:span text:style-name="style10">&lt;</text:span><text:span text:style-name="style5">double</text:span><text:span text:style-name="style10">&gt;( </text:span><text:span text:style-name="style5">const double </text:span><text:span text:style-name="style10">*</text:span><text:span text:style-name="style11">A</text:span><text:span text:style-name="style10">, </text:span><text:span text:style-name="style5">const double </text:span><text:span text:style-name="style10">&amp;</text:span><text:span text:style-name="style11">Ar</text:span><text:span text:style-name="style10">, </text:span><text:span text:style-name="style5">int </text:span><text:span text:style-name="style11">N </text:span><text:span text:style-name="style10">);</text:span></text:h>
      <text:h text:style-name="Default"><text:s text:c="1"/>14<text:s text:c="2"/><text:span text:style-name="style5">template int </text:span><text:span text:style-name="style16">find</text:span><text:span text:style-name="style10">&lt;</text:span><text:span text:style-name="style5">float</text:span><text:span text:style-name="style10">&gt;( </text:span><text:span text:style-name="style5">const float </text:span><text:span text:style-name="style10">*</text:span><text:span text:style-name="style11">A</text:span><text:span text:style-name="style10">, </text:span><text:span text:style-name="style5">const float </text:span><text:span text:style-name="style10">&amp;</text:span><text:span text:style-name="style11">Ar</text:span><text:span text:style-name="style10">, </text:span><text:span text:style-name="style5">int </text:span><text:span text:style-name="style11">N </text:span><text:span text:style-name="style10">);</text:span></text:h>
      <text:h text:style-name="Default"><text:s text:c="1"/>15<text:s text:c="2"/><text:span text:style-name="style2">////<text:s text:c="3"/>Формирование текстовой строки F=0:{-123°46'57"89} 1-deg, 2+min, 3+sec,-hnd//</text:span><text:span text:style-name="style5">static char </text:span><text:span text:style-name="style10">*</text:span><text:span text:style-name="style11">put10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int </text:span><text:span text:style-name="style11">d </text:span><text:span text:style-name="style10">)<text:s text:c="17"/></text:span><text:span text:style-name="style2">// - составная рекурсия -<text:s text:c="5"/></text:span><text:span text:style-name="style10">{ </text:span><text:span text:style-name="style5">if</text:span><text:span text:style-name="style10">( </text:span><text:span text:style-name="style11">d</text:span><text:span text:style-name="style10">&gt;=</text:span><text:span text:style-name="style4">10 </text:span><text:span text:style-name="style10">)</text:span><text:span text:style-name="style11">s</text:span><text:span text:style-name="style10">=</text:span><text:span text:style-name="style11">put10</text:span><text:span text:style-name="style10">( </text:span><text:span text:style-name="style11">s</text:span><text:span text:style-name="style10">,</text:span><text:span text:style-name="style11">d</text:span><text:span text:style-name="style10">/</text:span><text:span text:style-name="style4">10 </text:span><text:span text:style-name="style10">); *</text:span><text:span text:style-name="style11">s</text:span><text:span text:style-name="style10">++ =</text:span><text:span text:style-name="style11">d</text:span><text:span text:style-name="style10">%</text:span><text:span text:style-name="style4">10</text:span><text:span text:style-name="style10">+</text:span><text:span text:style-name="style7">'0'</text:span><text:span text:style-name="style10">; </text:span><text:span text:style-name="style5">return </text:span><text:span text:style-name="style11">s</text:span><text:span text:style-name="style10">;<text:s text:c="5"/>}</text:span><text:span text:style-name="style9">#define put2hnd *s++=d/10+'0',*s++=d%10+'0';<text:s text:c="9"/></text:span><text:span text:style-name="style2">// -- под сотки из цифирек</text:span><text:span text:style-name="style5">char </text:span><text:span text:style-name="style10">*</text:span><text:span text:style-name="style11">DtoA</text:span><text:span text:style-name="style10">( </text:span><text:span text:style-name="style5">Real </text:span><text:span text:style-name="style11">D</text:span><text:span text:style-name="style10">, </text:span><text:span text:style-name="style5">int </text:span><text:span text:style-name="style11">F</text:span><text:span text:style-name="style10">, </text:span><text:span text:style-name="style5">const char </text:span><text:span text:style-name="style10">*</text:span><text:span text:style-name="style11">c </text:span><text:span text:style-name="style10">){ </text:span><text:span text:style-name="style5">const Real </text:span><text:span text:style-name="style11">rnd</text:span><text:span text:style-name="style10">[]={ </text:span><text:span text:style-name="style4">0.499999999</text:span><text:span text:style-name="style10">,</text:span><text:span text:style-name="style4">8.333333333e-3</text:span><text:span text:style-name="style10">,</text:span><text:span text:style-name="style4">1.388888888e-4 </text:span><text:span text:style-name="style10">};<text:s text:c="2"/></text:span><text:span text:style-name="style5">static char </text:span><text:span text:style-name="style11">S</text:span><text:span text:style-name="style10">[</text:span><text:span text:style-name="style4">16</text:span><text:span text:style-name="style10">]; </text:span><text:span text:style-name="style5">char </text:span><text:span text:style-name="style10">*</text:span><text:span text:style-name="style11">s</text:span><text:span text:style-name="style10">=</text:span><text:span text:style-name="style11">S</text:span><text:span text:style-name="style10">; </text:span><text:span text:style-name="style5">int </text:span><text:span text:style-name="style11">d</text:span><text:span text:style-name="style10">,</text:span><text:span text:style-name="style11">f</text:span><text:span text:style-name="style10">,</text:span><text:span text:style-name="style11">l</text:span><text:span text:style-name="style10">=</text:span><text:span text:style-name="style4">0</text:span><text:span text:style-name="style10">;<text:s text:c="7"/></text:span><text:span text:style-name="style2">// счётчик заполненных полей<text:s text:c="2"/></text:span><text:span text:style-name="style5">if</text:span><text:span text:style-name="style10">( (</text:span><text:span text:style-name="style11">D</text:span><text:span text:style-name="style10">=</text:span><text:span text:style-name="style11">remainder</text:span><text:span text:style-name="style10">( </text:span><text:span text:style-name="style11">D</text:span><text:span text:style-name="style10">,</text:span><text:span text:style-name="style4">360.0 </text:span><text:span text:style-name="style10">))&lt;</text:span><text:span text:style-name="style4">0.0 </text:span><text:span text:style-name="style10">){ </text:span><text:span text:style-name="style11">D</text:span><text:span text:style-name="style10">=-</text:span><text:span text:style-name="style11">D</text:span><text:span text:style-name="style10">; *</text:span><text:span text:style-name="style11">s</text:span><text:span text:style-name="style10">++=</text:span><text:span text:style-name="style7">'-'</text:span><text:span text:style-name="style10">; } </text:span><text:span text:style-name="style5">else </text:span><text:span text:style-name="style10">*</text:span><text:span text:style-name="style11">s</text:span><text:span text:style-name="style10">++=</text:span><text:span text:style-name="style7">' '</text:span><text:span text:style-name="style10">; </text:span><text:span text:style-name="style2">// ±180°<text:s text:c="2"/></text:span><text:span text:style-name="style5">if</text:span><text:span text:style-name="style10">( !</text:span><text:span text:style-name="style11">F </text:span><text:span text:style-name="style10">)</text:span><text:span text:style-name="style11">F</text:span><text:span text:style-name="style10">=-</text:span><text:span text:style-name="style4">3</text:span><text:span text:style-name="style10">; </text:span><text:span text:style-name="style11">f</text:span><text:span text:style-name="style10">=</text:span><text:span text:style-name="style11">F</text:span><text:span text:style-name="style10">;<text:s text:c="2"/></text:span><text:span text:style-name="style5">if</text:span><text:span text:style-name="style10">( </text:span><text:span text:style-name="style11">F</text:span><text:span text:style-name="style10">&gt;</text:span><text:span text:style-name="style4">0 </text:span><text:span text:style-name="style10">)</text:span><text:span text:style-name="style11">D</text:span><text:span text:style-name="style10">+=</text:span><text:span text:style-name="style11">rnd</text:span><text:span text:style-name="style10">[</text:span><text:span text:style-name="style11">F</text:span><text:span text:style-name="style10">-</text:span><text:span text:style-name="style4">1</text:span><text:span text:style-name="style10">]; </text:span><text:span text:style-name="style5">else</text:span><text:span text:style-name="style10">{ </text:span><text:span text:style-name="style11">F</text:span><text:span text:style-name="style10">=-</text:span><text:span text:style-name="style11">F</text:span><text:span text:style-name="style10">; </text:span><text:span text:style-name="style11">D</text:span><text:span text:style-name="style10">+=</text:span><text:span text:style-name="style11">rnd</text:span><text:span text:style-name="style10">[</text:span><text:span text:style-name="style11">F</text:span><text:span text:style-name="style10">-</text:span><text:span text:style-name="style4">1</text:span><text:span text:style-name="style10">]/</text:span><text:span text:style-name="style4">100.0</text:span><text:span text:style-name="style10">; } </text:span><text:span text:style-name="style11">d</text:span><text:span text:style-name="style10">=</text:span><text:span text:style-name="style11">D</text:span><text:span text:style-name="style10">; </text:span><text:span text:style-name="style11">D</text:span><text:span text:style-name="style10">-=</text:span><text:span text:style-name="style11">d</text:span><text:span text:style-name="style10">;<text:s text:c="21"/></text:span><text:span text:style-name="style5">if</text:span><text:span text:style-name="style10">( </text:span><text:span text:style-name="style11">d</text:span><text:span text:style-name="style10">||(!</text:span><text:span text:style-name="style11">l</text:span><text:span text:style-name="style10">&amp;&amp;</text:span><text:span text:style-name="style11">F</text:span><text:span text:style-name="style10">&lt;</text:span><text:span text:style-name="style4">2</text:span><text:span text:style-name="style10">) ){ </text:span><text:span text:style-name="style11">s</text:span><text:span text:style-name="style10">=</text:span><text:span text:style-name="style11">put10</text:span><text:span text:style-name="style10">( </text:span><text:span text:style-name="style11">s</text:span><text:span text:style-name="style10">,</text:span><text:span text:style-name="style11">d </text:span><text:span text:style-name="style10">); </text:span><text:span text:style-name="style11">strcpy</text:span><text:span text:style-name="style10">( </text:span><text:span text:style-name="style11">s</text:span><text:span text:style-name="style10">,</text:span><text:span text:style-name="style11">c </text:span><text:span text:style-name="style10">);<text:s text:c="41"/></text:span><text:span text:style-name="style11">s</text:span><text:span text:style-name="style10">+=</text:span><text:span text:style-name="style11">strlen</text:span><text:span text:style-name="style10">( </text:span><text:span text:style-name="style11">c </text:span><text:span text:style-name="style10">); ++</text:span><text:span text:style-name="style11">l</text:span><text:span text:style-name="style10">; }<text:s text:c="2"/></text:span><text:span text:style-name="style5">if</text:span><text:span text:style-name="style10">( </text:span><text:span text:style-name="style11">F</text:span><text:span text:style-name="style10">&gt;</text:span><text:span text:style-name="style4">1 </text:span><text:span text:style-name="style10">){</text:span><text:span text:style-name="style11">d</text:span><text:span text:style-name="style10">=</text:span><text:span text:style-name="style11">D</text:span><text:span text:style-name="style10">*=</text:span><text:span text:style-name="style4">60</text:span><text:span text:style-name="style10">; </text:span><text:span text:style-name="style5">if</text:span><text:span text:style-name="style10">( </text:span><text:span text:style-name="style11">d</text:span><text:span text:style-name="style10">||(!</text:span><text:span text:style-name="style11">l</text:span><text:span text:style-name="style10">&amp;&amp;</text:span><text:span text:style-name="style11">F</text:span><text:span text:style-name="style10">&lt;</text:span><text:span text:style-name="style4">3</text:span><text:span text:style-name="style10">)||(</text:span><text:span text:style-name="style11">l</text:span><text:span text:style-name="style10">&amp;&amp;</text:span><text:span text:style-name="style11">f</text:span><text:span text:style-name="style10">&lt;</text:span><text:span text:style-name="style4">0</text:span><text:span text:style-name="style10">)){</text:span><text:span text:style-name="style11">put2hnd </text:span><text:span text:style-name="style10">*</text:span><text:span text:style-name="style11">s</text:span><text:span text:style-name="style10">++=</text:span><text:span text:style-name="style7">'\''</text:span><text:span text:style-name="style10">;++</text:span><text:span text:style-name="style11">l</text:span><text:span text:style-name="style10">;} </text:span><text:span text:style-name="style11">D</text:span><text:span text:style-name="style10">-=</text:span><text:span text:style-name="style11">d</text:span><text:span text:style-name="style10">;}<text:s text:c="2"/></text:span><text:span text:style-name="style5">if</text:span><text:span text:style-name="style10">( </text:span><text:span text:style-name="style11">F</text:span><text:span text:style-name="style10">&gt;</text:span><text:span text:style-name="style4">2 </text:span><text:span text:style-name="style10">){</text:span><text:span text:style-name="style11">d</text:span><text:span text:style-name="style10">=</text:span><text:span text:style-name="style11">D</text:span><text:span text:style-name="style10">*=</text:span><text:span text:style-name="style4">60</text:span><text:span text:style-name="style10">; </text:span><text:span text:style-name="style5">if</text:span><text:span text:style-name="style10">( </text:span><text:span text:style-name="style11">d </text:span><text:span text:style-name="style10">|| </text:span><text:span text:style-name="style11">f</text:span><text:span text:style-name="style10">&lt;</text:span><text:span text:style-name="style4">0 </text:span><text:span text:style-name="style10">|| !</text:span><text:span text:style-name="style11">l </text:span><text:span text:style-name="style10">){ </text:span><text:span text:style-name="style11">put2hnd </text:span><text:span text:style-name="style10">*</text:span><text:span text:style-name="style11">s</text:span><text:span text:style-name="style10">++=</text:span><text:span text:style-name="style7">'"'</text:span><text:span text:style-name="style10">;<text:s text:c="2"/>++</text:span><text:span text:style-name="style11">l</text:span><text:span text:style-name="style10">; } </text:span><text:span text:style-name="style11">D</text:span><text:span text:style-name="style10">-=</text:span><text:span text:style-name="style11">d</text:span><text:span text:style-name="style10">; }<text:s text:c="2"/></text:span><text:span text:style-name="style5">if</text:span><text:span text:style-name="style10">( </text:span><text:span text:style-name="style11">f</text:span><text:span text:style-name="style10">&lt;</text:span><text:span text:style-name="style4">0 </text:span><text:span text:style-name="style10">){</text:span><text:span text:style-name="style11">d</text:span><text:span text:style-name="style10">=</text:span><text:span text:style-name="style11">D</text:span><text:span text:style-name="style10">*</text:span><text:span text:style-name="style4">100</text:span><text:span text:style-name="style10">; </text:span><text:span text:style-name="style5">if</text:span><text:span text:style-name="style10">( </text:span><text:span text:style-name="style11">d </text:span><text:span text:style-name="style10">)</text:span><text:span text:style-name="style11">put2hnd </text:span><text:span text:style-name="style10">} *</text:span><text:span text:style-name="style11">s</text:span><text:span text:style-name="style10">=</text:span><text:span text:style-name="style4">0</text:span><text:span text:style-name="style10">; </text:span><text:span text:style-name="style5">return </text:span><text:span text:style-name="style11">S</text:span><text:span text:style-name="style10">;}</text:span><text:span text:style-name="style2">//<text:s text:c="3"/>Разбор строчки с градусами, со свертыванием с минутами и секундами в число//</text:span><text:span text:style-name="style5">static char</text:span><text:span text:style-name="style10">* </text:span><text:span text:style-name="style11">getright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</text:span><text:span text:style-name="style10">&amp; </text:span><text:span text:style-name="style11">D </text:span><text:span text:style-name="style10">){ </text:span><text:span text:style-name="style5">Real </text:span><text:span text:style-name="style11">d</text:span><text:span text:style-name="style10">=</text:span><text:span text:style-name="style4">1.0</text:span><text:span text:style-name="style10">; </text:span><text:span text:style-name="style5">while</text:span><text:span text:style-name="style10">( *</text:span><text:span text:style-name="style11">s</text:span><text:span text:style-name="style10">&gt;=</text:span><text:span text:style-name="style7">'0' </text:span><text:span text:style-name="style10">&amp;&amp; *</text:span><text:span text:style-name="style11">s</text:span><text:span text:style-name="style10">&lt;=</text:span><text:span text:style-name="style7">'9' </text:span><text:span text:style-name="style10">)</text:span><text:span text:style-name="style11">D</text:span><text:span text:style-name="style10">+=(*</text:span><text:span text:style-name="style11">s</text:span><text:span text:style-name="style10">++ -</text:span><text:span text:style-name="style7">'0'</text:span><text:span text:style-name="style10">)/(</text:span><text:span text:style-name="style11">d</text:span><text:span text:style-name="style10">*=</text:span><text:span text:style-name="style4">10</text:span><text:span text:style-name="style10">); </text:span><text:span text:style-name="style5">return </text:span><text:span text:style-name="style11">s</text:span><text:span text:style-name="style10">;}</text:span><text:span text:style-name="style5">static char</text:span><text:span text:style-name="style10">* </text:span><text:span text:style-name="style11">getleft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</text:span><text:span text:style-name="style10">&amp; </text:span><text:span text:style-name="style11">D </text:span><text:span text:style-name="style10">){ </text:span><text:span text:style-name="style5">while</text:span><text:span text:style-name="style10">( *</text:span><text:span text:style-name="style11">s</text:span><text:span text:style-name="style10">&gt;=</text:span><text:span text:style-name="style7">'0' </text:span><text:span text:style-name="style10">&amp;&amp; *</text:span><text:span text:style-name="style11">s</text:span><text:span text:style-name="style10">&lt;=</text:span><text:span text:style-name="style7">'9' </text:span><text:span text:style-name="style10">){ </text:span><text:span text:style-name="style11">D</text:span><text:span text:style-name="style10">*=</text:span><text:span text:style-name="style4">10.0</text:span><text:span text:style-name="style10">; </text:span><text:span text:style-name="style11">D</text:span><text:span text:style-name="style10">+= *</text:span><text:span text:style-name="style11">s</text:span><text:span text:style-name="style10">++ -</text:span><text:span text:style-name="style7">'0'</text:span><text:span text:style-name="style10">; }<text:s text:c="2"/></text:span><text:span text:style-name="style5">if</text:span><text:span text:style-name="style10">( *</text:span><text:span text:style-name="style11">s</text:span><text:span text:style-name="style10">==</text:span><text:span text:style-name="style7">'.' </text:span><text:span text:style-name="style10">|| *</text:span><text:span text:style-name="style11">s</text:span><text:span text:style-name="style10">==</text:span><text:span text:style-name="style7">',' </text:span><text:span text:style-name="style10">)</text:span><text:span text:style-name="style11">s</text:span><text:span text:style-name="style10">=</text:span><text:span text:style-name="style11">getright</text:span><text:span text:style-name="style10">( ++</text:span><text:span text:style-name="style11">s</text:span><text:span text:style-name="style10">,</text:span><text:span text:style-name="style11">D </text:span><text:span text:style-name="style10">); </text:span><text:span text:style-name="style5">return </text:span><text:span text:style-name="style11">s</text:span><text:span text:style-name="style10">;}</text:span><text:span text:style-name="style5">char </text:span><text:span text:style-name="style10">*</text:span><text:span text:style-name="style11">AtoD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</text:span><text:span text:style-name="style10">&amp; </text:span><text:span text:style-name="style11">_D </text:span><text:span text:style-name="style10">)<text:s text:c="11"/></text:span><text:span text:style-name="style2">// на выходе следующее свободное поле</text:span><text:span text:style-name="style10">{ </text:span><text:span text:style-name="style5">Real </text:span><text:span text:style-name="style11">D</text:span><text:span text:style-name="style10">=</text:span><text:span text:style-name="style4">0.0</text:span><text:span text:style-name="style10">,</text:span><text:span text:style-name="style11">m</text:span><text:span text:style-name="style10">;<text:s text:c="6"/></text:span><text:span text:style-name="style5">char </text:span><text:span text:style-name="style11">c</text:span><text:span text:style-name="style10">,*</text:span><text:span text:style-name="style11">s</text:span><text:span text:style-name="style10">,*</text:span><text:span text:style-name="style11">rs</text:span><text:span text:style-name="style10">=</text:span><text:span text:style-name="style11">S</text:span><text:span text:style-name="style10">;<text:s text:c="11"/></text:span><text:span text:style-name="style2">// в OEM есть градусы ° как 248<text:s text:c="2"/></text:span><text:span text:style-name="style5">short </text:span><text:span text:style-name="style11">n</text:span><text:span text:style-name="style10">=</text:span><text:span text:style-name="style4">0</text:span><text:span text:style-name="style10">,</text:span><text:span text:style-name="style11">sign</text:span><text:span text:style-name="style10">=</text:span><text:span text:style-name="style4">0</text:span><text:span text:style-name="style10">; </text:span><text:span text:style-name="style5">while</text:span><text:span text:style-name="style10">( *</text:span><text:span text:style-name="style11">rs </text:span><text:span text:style-name="style10">&amp;&amp; *</text:span><text:span text:style-name="style11">rs</text:span><text:span text:style-name="style10">&lt;=</text:span><text:span text:style-name="style7">' ' </text:span><text:span text:style-name="style10">)++</text:span><text:span text:style-name="style11">rs</text:span><text:span text:style-name="style10">; </text:span><text:span text:style-name="style2">// остальное как в Ascii-1251<text:s text:c="4"/></text:span><text:span text:style-name="style5">if</text:span><text:span text:style-name="style10">( !(*</text:span><text:span text:style-name="style11">rs</text:span><text:span text:style-name="style10">) )</text:span><text:span text:style-name="style5">return </text:span><text:span text:style-name="style11">rs</text:span><text:span text:style-name="style10">;<text:s text:c="24"/></text:span><text:span text:style-name="style2">// пустая строка пропускается</text:span></text:h>
      <text:h text:style-name="Default"><text:s text:c="1"/>16<text:s text:c="2"/><text:s text:c="4"/><text:span text:style-name="style5">if</text:span><text:span text:style-name="style10">( *</text:span><text:span text:style-name="style11">rs</text:span><text:span text:style-name="style10">==</text:span><text:span text:style-name="style7">'-' </text:span><text:span text:style-name="style10">)</text:span><text:span text:style-name="style11">sign</text:span><text:span text:style-name="style10">=</text:span><text:span text:style-name="style4">1</text:span><text:span text:style-name="style10">;<text:s text:c="25"/></text:span><text:span text:style-name="style2">// знак отделяется от разбора<text:s text:c="4"/></text:span><text:span text:style-name="style5">if</text:span><text:span text:style-name="style10">( *</text:span><text:span text:style-name="style11">rs</text:span><text:span text:style-name="style10">==</text:span><text:span text:style-name="style7">'+' </text:span><text:span text:style-name="style10">|| </text:span><text:span text:style-name="style11">sign </text:span><text:span text:style-name="style10">)++</text:span><text:span text:style-name="style11">rs</text:span><text:span text:style-name="style10">;<text:s text:c="2"/></text:span><text:span text:style-name="style11">Rept</text:span><text:span text:style-name="style10">:<text:s text:c="2"/></text:span><text:span text:style-name="style11">rs</text:span><text:span text:style-name="style10">=</text:span><text:span text:style-name="style11">getleft</text:span><text:span text:style-name="style10">( </text:span><text:span text:style-name="style11">s</text:span><text:span text:style-name="style10">=</text:span><text:span text:style-name="style11">rs</text:span><text:span text:style-name="style10">,</text:span><text:span text:style-name="style11">m</text:span><text:span text:style-name="style10">=</text:span><text:span text:style-name="style4">0.0 </text:span><text:span text:style-name="style10">); </text:span><text:span text:style-name="style11">rs</text:span><text:span text:style-name="style10">=</text:span><text:span text:style-name="style11">UtR</text:span><text:span text:style-name="style10">( </text:span><text:span text:style-name="style11">c</text:span><text:span text:style-name="style10">,</text:span><text:span text:style-name="style11">rs </text:span><text:span text:style-name="style10">); </text:span><text:span text:style-name="style2">// учетом кодировки UTF-8<text:s text:c="4"/></text:span><text:span text:style-name="style5">switch</text:span><text:span text:style-name="style10">( </text:span><text:span text:style-name="style11">c </text:span><text:span text:style-name="style10">)<text:s text:c="4"/>{ </text:span><text:span text:style-name="style5">case </text:span><text:span text:style-name="style4">248</text:span><text:span text:style-name="style10">: </text:span><text:span text:style-name="style2">//0xF8: // case '°'=248:<text:s text:c="6"/></text:span><text:span text:style-name="style5">case </text:span><text:span text:style-name="style7">':' </text:span><text:span text:style-name="style10">: </text:span><text:span text:style-name="style5">if</text:span><text:span text:style-name="style10">( </text:span><text:span text:style-name="style11">n</text:span><text:span text:style-name="style10">&lt;</text:span><text:span text:style-name="style4">1 </text:span><text:span text:style-name="style10">){ </text:span><text:span text:style-name="style11">n</text:span><text:span text:style-name="style10">|=</text:span><text:span text:style-name="style4">1</text:span><text:span text:style-name="style10">,</text:span><text:span text:style-name="style11">D</text:span><text:span text:style-name="style10">+=</text:span><text:span text:style-name="style11">m</text:span><text:span text:style-name="style10">;<text:s text:c="6"/></text:span><text:span text:style-name="style5">goto </text:span><text:span text:style-name="style11">Rept</text:span><text:span text:style-name="style10">; } </text:span><text:span text:style-name="style5">break</text:span><text:span text:style-name="style10">;<text:s text:c="6"/></text:span><text:span text:style-name="style5">case </text:span><text:span text:style-name="style7">'\''</text:span><text:span text:style-name="style10">: </text:span><text:span text:style-name="style5">if</text:span><text:span text:style-name="style10">( </text:span><text:span text:style-name="style11">n</text:span><text:span text:style-name="style10">&lt;</text:span><text:span text:style-name="style4">2 </text:span><text:span text:style-name="style10">){ </text:span><text:span text:style-name="style11">n</text:span><text:span text:style-name="style10">|=</text:span><text:span text:style-name="style4">2</text:span><text:span text:style-name="style10">,</text:span><text:span text:style-name="style11">D</text:span><text:span text:style-name="style10">+=</text:span><text:span text:style-name="style11">m</text:span><text:span text:style-name="style10">/</text:span><text:span text:style-name="style4">60</text:span><text:span text:style-name="style10">;<text:s text:c="3"/></text:span><text:span text:style-name="style5">goto </text:span><text:span text:style-name="style11">Rept</text:span><text:span text:style-name="style10">; } </text:span><text:span text:style-name="style5">break</text:span><text:span text:style-name="style10">;<text:s text:c="6"/></text:span><text:span text:style-name="style5">case </text:span><text:span text:style-name="style7">'"' </text:span><text:span text:style-name="style10">: </text:span><text:span text:style-name="style5">if</text:span><text:span text:style-name="style10">( </text:span><text:span text:style-name="style11">n</text:span><text:span text:style-name="style10">&lt;</text:span><text:span text:style-name="style4">4 </text:span><text:span text:style-name="style10">){ </text:span><text:span text:style-name="style11">n</text:span><text:span text:style-name="style10">|=</text:span><text:span text:style-name="style4">4</text:span><text:span text:style-name="style10">,</text:span><text:span text:style-name="style11">D</text:span><text:span text:style-name="style10">+=</text:span><text:span text:style-name="style11">m</text:span><text:span text:style-name="style10">/</text:span><text:span text:style-name="style4">3600</text:span><text:span text:style-name="style10">; </text:span><text:span text:style-name="style5">goto </text:span><text:span text:style-name="style11">Rept</text:span><text:span text:style-name="style10">; } </text:span><text:span text:style-name="style5">break</text:span><text:span text:style-name="style10">;<text:s text:c="6"/></text:span><text:span text:style-name="style5">default<text:s text:c="2"/></text:span><text:span text:style-name="style10">: </text:span><text:span text:style-name="style5">if</text:span><text:span text:style-name="style10">( !</text:span><text:span text:style-name="style11">n </text:span><text:span text:style-name="style10">)</text:span><text:span text:style-name="style11">D</text:span><text:span text:style-name="style10">=</text:span><text:span text:style-name="style11">m</text:span><text:span text:style-name="style10">; </text:span><text:span text:style-name="style5">else<text:s text:c="10"/></text:span><text:span text:style-name="style2">// повторное считывание<text:s text:c="6"/></text:span><text:span text:style-name="style10">{ </text:span><text:span text:style-name="style11">rs</text:span><text:span text:style-name="style10">=</text:span><text:span text:style-name="style11">getright</text:span><text:span text:style-name="style10">( </text:span><text:span text:style-name="style11">s</text:span><text:span text:style-name="style10">,</text:span><text:span text:style-name="style11">m</text:span><text:span text:style-name="style10">=</text:span><text:span text:style-name="style4">0.0 </text:span><text:span text:style-name="style10">);<text:s text:c="13"/></text:span><text:span text:style-name="style2">// - ничего не попишешь<text:s text:c="8"/></text:span><text:span text:style-name="style5">if</text:span><text:span text:style-name="style10">( </text:span><text:span text:style-name="style11">n</text:span><text:span text:style-name="style10">&amp;</text:span><text:span text:style-name="style4">4 </text:span><text:span text:style-name="style10">)</text:span><text:span text:style-name="style11">D</text:span><text:span text:style-name="style10">+=</text:span><text:span text:style-name="style11">m</text:span><text:span text:style-name="style10">/</text:span><text:span text:style-name="style4">3600</text:span><text:span text:style-name="style10">; </text:span><text:span text:style-name="style5">else if</text:span><text:span text:style-name="style10">( </text:span><text:span text:style-name="style11">n</text:span><text:span text:style-name="style10">&amp;</text:span><text:span text:style-name="style4">2 </text:span><text:span text:style-name="style10">)</text:span><text:span text:style-name="style11">D</text:span><text:span text:style-name="style10">+=</text:span><text:span text:style-name="style11">m</text:span><text:span text:style-name="style10">/</text:span><text:span text:style-name="style4">60</text:span><text:span text:style-name="style10">; </text:span><text:span text:style-name="style5">else </text:span><text:span text:style-name="style11">D</text:span><text:span text:style-name="style10">+=</text:span><text:span text:style-name="style11">m</text:span><text:span text:style-name="style10">;<text:s text:c="4"/>} } </text:span><text:span text:style-name="style5">if</text:span><text:span text:style-name="style10">( </text:span><text:span text:style-name="style11">sign </text:span><text:span text:style-name="style10">)</text:span><text:span text:style-name="style11">D</text:span><text:span text:style-name="style10">=-</text:span><text:span text:style-name="style11">D</text:span><text:span text:style-name="style10">; </text:span><text:span text:style-name="style11">_D</text:span><text:span text:style-name="style10">=</text:span><text:span text:style-name="style11">D</text:span><text:span text:style-name="style10">; </text:span><text:span text:style-name="style5">return </text:span><text:span text:style-name="style11">rs</text:span><text:span text:style-name="style10">;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